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</text:p>
          </draw:text-box>
        </draw:frame>
        <draw:frame draw:style-name="TransBox" svg:width="31.8700cm" svg:height="5.5000cm" svg:x="1.0000cm" svg:y="2.3000cm">
          <draw:text-box>
            <text:p text:style-name="PTitleMain">systemd Hardening Knobs — Service Sandboxing</text:p>
          </draw:text-box>
        </draw:frame>
        <draw:frame draw:style-name="TransBox" svg:width="31.8700cm" svg:height="3.5000cm" svg:x="1.0000cm" svg:y="8.8000cm">
          <draw:text-box>
            <text:p text:style-name="PBody">systemd provides service-level sandboxing directives that limit what a service can do — without SELinux and without containers. These are defence-in-depth controls that reduce the blast radius if a service is compromi…</text:p>
          </draw:text-box>
        </draw:frame>
        <draw:frame draw:style-name="TransBox" svg:width="31.8700cm" svg:height="1.0000cm" svg:x="1.0000cm" svg:y="17.8000cm">
          <draw:text-box>
            <text:p text:style-name="PFooter">05-rhca/03-systemd-hardening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Why sandbox services?</text:p>
            <text:p text:style-name="PBullet">▶  Key hardening directives</text:p>
            <text:p text:style-name="PBullet">▶  Full example: hardened web service</text:p>
            <text:p text:style-name="PBullet">▶  Verify restrictions with systemd-analyze securit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sandbox services?</text:p>
          </draw:text-box>
        </draw:frame>
        <draw:frame draw:style-name="TransBox" svg:width="31.8700cm" svg:height="13.5500cm" svg:x="1.0000cm" svg:y="4.0000cm">
          <draw:text-box>
            <text:p text:style-name="PBullet">• Even with SELinux enforcing, reducing a service's capabilities at the systemd</text:p>
            <text:p text:style-name="PBullet">• level provides an additional layer:</text:p>
            <text:p text:style-name="PBullet">• Limits filesystem visibility</text:p>
            <text:p text:style-name="PBullet">• Prevents privilege escalation</text:p>
            <text:p text:style-name="PBullet">• Restricts system call surface</text:p>
            <text:p text:style-name="PBullet">• Limits network acces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ull example: hardened web service</text:p>
          </draw:text-box>
        </draw:frame>
        <draw:frame draw:style-name="CodeBox" svg:width="31.8700cm" svg:height="13.5500cm" svg:x="1.0000cm" svg:y="4.0000cm">
          <draw:text-box>
            <text:p text:style-name="PCode">[Unit]
Description=Hardened Web Service
After=network-online.target
Wants=network-online.target

[Service]
Type=simple
User=webapp
Group=webapp
ExecStart=/usr/local/bin/webapp --port 8080

# Filesystem
ProtectSystem=strict
ProtectHome=true
… (28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restrictions with systemd-analyze security</text:p>
          </draw:text-box>
        </draw:frame>
        <draw:frame draw:style-name="TransBox" svg:width="15.7350cm" svg:height="13.5500cm" svg:x="1.0000cm" svg:y="4.0000cm">
          <draw:text-box>
            <text:p text:style-name="PBullet">• This gives a security score and a list of hardening improvements available.</text:p>
          </draw:text-box>
        </draw:frame>
        <draw:frame draw:style-name="CodeBox" svg:width="15.7350cm" svg:height="13.5500cm" svg:x="17.1350cm" svg:y="4.0000cm">
          <draw:text-box>
            <text:p text:style-name="PCode"># Score a service (lower = more secure)
systemd-analyze security sshd.service
systemd-analyze security myapp.servi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ystemd Hardening Knobs — Service Sandboxing</text:p>
          </draw:text-box>
        </draw:frame>
        <draw:frame draw:style-name="TransBox" svg:width="31.8700cm" svg:height="13.5500cm" svg:x="1.0000cm" svg:y="4.0000cm">
          <draw:text-box>
            <text:p text:style-name="PBullet">✓  Why sandbox services?: Even with SELinux enforcing, reducing a service's capabilities at the systemd</text:p>
            <text:p text:style-name="PBullet">✓  Full example: hardened web service</text:p>
            <text:p text:style-name="PBullet">✓  Verify restrictions with systemd-analyze security: This gives a security score and a list of hardening improvements available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